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9cm" fo:min-width="0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57cm" svg:height="2.921cm" draw:transform="skewX (-0.00296705972839036) translate (20.54cm 4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6cm" svg:height="1.778cm" draw:transform="skewX (-0.00296705972839036) translate (21.305cm 3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cm" svg:height="3.048cm" draw:transform="skewX (-0.00296705972839036) translate (12.18cm 3.868cm)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11.5403538992887cm 2.371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custom-shape draw:style-name="gr1" draw:text-style-name="P1" draw:layer="layout" svg:width="4.445cm" svg:height="4.572cm" draw:transform="skewX (-0.00296705972839036) translate (2.136cm 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2.65035389928873cm 1.990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custom-shape draw:style-name="gr1" draw:text-style-name="P1" draw:layer="layout" svg:width="2.28cm" svg:height="2.032cm" draw:transform="skewX (-0.00296705972839036) translate (19.787cm 3.7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20.0303538992887cm 2.621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frame draw:style-name="gr3" draw:text-style-name="P3" draw:layer="layout" svg:width="5.861cm" svg:height="1.445cm" svg:x="1.635cm" svg:y="8.096cm">
          <draw:text-box>
            <text:p text:style-name="P3"><text:span text:style-name="T1">Minimize blind spots</text:span></text:p>
            <text:p text:style-name="P3"><text:span text:style-name="T1">But increases delusion</text:span></text:p>
          </draw:text-box>
        </draw:frame>
        <draw:frame draw:style-name="gr3" draw:text-style-name="P3" draw:layer="layout" svg:width="6.424cm" svg:height="1.445cm" svg:x="9.89cm" svg:y="8.096cm">
          <draw:text-box>
            <text:p text:style-name="P3"><text:span text:style-name="T1">Minimize delusion</text:span></text:p>
            <text:p text:style-name="P3"><text:span text:style-name="T1">But increases blind spots</text:span></text:p>
          </draw:text-box>
        </draw:frame>
        <draw:frame draw:style-name="gr4" draw:text-style-name="P3" draw:layer="layout" svg:width="5.842cm" svg:height="1.509cm" svg:x="18.78cm" svg:y="8.064cm">
          <draw:text-box>
            <text:p text:style-name="P3"><text:span text:style-name="T1">Increase complexity</text:span></text:p>
            <text:p text:style-name="P3"><text:span text:style-name="T1">Of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7:26:05.215631910</dc:date>
    <meta:editing-duration>PT58M29S</meta:editing-duration>
    <meta:editing-cycles>4</meta:editing-cycles>
    <meta:generator>LibreOffice/4.2.8.2$Linux_X86_64 LibreOffice_project/420m0$Build-2</meta:generator>
    <meta:document-statistic meta:object-count="11"/>
  </office:meta>
</office:document-meta>
</file>